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dd 'found' files to playlist</text:p>
      <text:p text:style-name="Standard">Cover view – adding random</text:p>
      <text:p text:style-name="Standard">Cover view – switch the asc/desc in the sql return (it's based on date)</text:p>
      <text:p text:style-name="Standard">Cover search – when albums / covers are refreshed coversearch seems to retain the last params.</text:p>
      <text:p text:style-name="Standard"/>
      <text:p text:style-name="Standard">Check if adding an album to playlist puts the files in order of the album.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3-05-17T06:40:57.58</meta:creation-date>
    <dc:date>2023-05-17T15:32:38.32</dc:date>
    <meta:editing-duration>PT8H36M29S</meta:editing-duration>
    <meta:editing-cycles>3</meta:editing-cycles>
    <meta:generator>OpenOffice/4.1.11$Win32 OpenOffice.org_project/4111m1$Build-9808</meta:generator>
    <meta:document-statistic meta:table-count="0" meta:image-count="0" meta:object-count="0" meta:page-count="1" meta:paragraph-count="5" meta:word-count="55" meta:character-count="294"/>
  </office:meta>
</office:document-meta>
</file>